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ucida Console" svg:font-family="'Lucida Console'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06d8f" officeooo:paragraph-rsid="00006d8f"/>
    </style:style>
    <style:style style:name="P2" style:family="paragraph" style:parent-style-name="Standard">
      <style:text-properties style:text-underline-style="none" officeooo:rsid="0004e894" officeooo:paragraph-rsid="000af3c3"/>
    </style:style>
    <style:style style:name="P3" style:family="paragraph" style:parent-style-name="Text_20_body">
      <style:text-properties officeooo:rsid="0002d97d" officeooo:paragraph-rsid="0002d97d"/>
    </style:style>
    <style:style style:name="P4" style:family="paragraph" style:parent-style-name="Text_20_body">
      <style:text-properties officeooo:paragraph-rsid="00068da8"/>
    </style:style>
    <style:style style:name="P5" style:family="paragraph" style:parent-style-name="Text_20_body">
      <style:text-properties officeooo:rsid="0004e894" officeooo:paragraph-rsid="000b6c8c"/>
    </style:style>
    <style:style style:name="P6" style:family="paragraph" style:parent-style-name="Text_20_body">
      <style:text-properties officeooo:rsid="000af3c3" officeooo:paragraph-rsid="000af3c3"/>
    </style:style>
    <style:style style:name="P7" style:family="paragraph" style:parent-style-name="Standard">
      <style:text-properties style:text-underline-style="none" officeooo:rsid="0004e894"/>
    </style:style>
    <style:style style:name="P8" style:family="paragraph" style:parent-style-name="Heading_20_1">
      <style:paragraph-properties fo:text-align="center" style:justify-single-word="false"/>
      <style:text-properties style:text-underline-style="none"/>
    </style:style>
    <style:style style:name="P9" style:family="paragraph" style:parent-style-name="Text_20_body" style:list-style-name="L1">
      <style:text-properties officeooo:rsid="00006d8f" officeooo:paragraph-rsid="00006d8f"/>
    </style:style>
    <style:style style:name="P10" style:family="paragraph" style:parent-style-name="Text_20_body" style:list-style-name="L1">
      <style:text-properties officeooo:rsid="00010e68" officeooo:paragraph-rsid="00010e68"/>
    </style:style>
    <style:style style:name="P11" style:family="paragraph" style:parent-style-name="Text_20_body" style:list-style-name="L1">
      <style:text-properties officeooo:rsid="00010e68" officeooo:paragraph-rsid="0002d97d"/>
    </style:style>
    <style:style style:name="P12" style:family="paragraph" style:parent-style-name="Text_20_body" style:list-style-name="L1">
      <style:text-properties style:text-underline-style="none" officeooo:rsid="00010e68" officeooo:paragraph-rsid="00010e68"/>
    </style:style>
    <style:style style:name="P13" style:family="paragraph" style:parent-style-name="Text_20_body" style:list-style-name="L1">
      <style:text-properties style:text-underline-style="none" officeooo:rsid="00010e68" officeooo:paragraph-rsid="0002d97d"/>
    </style:style>
    <style:style style:name="P14" style:family="paragraph" style:parent-style-name="Text_20_body" style:list-style-name="L1">
      <style:text-properties style:text-underline-style="none" officeooo:rsid="0002d97d" officeooo:paragraph-rsid="0002d97d"/>
    </style:style>
    <style:style style:name="P15" style:family="paragraph" style:parent-style-name="Text_20_body" style:list-style-name="L2">
      <style:text-properties style:text-underline-style="none" officeooo:rsid="0004e894" officeooo:paragraph-rsid="000b6c8c"/>
    </style:style>
    <style:style style:name="P16" style:family="paragraph" style:parent-style-name="Text_20_body" style:list-style-name="L1">
      <style:text-properties officeooo:rsid="0002d97d" officeooo:paragraph-rsid="0002d97d"/>
    </style:style>
    <style:style style:name="P17" style:family="paragraph" style:parent-style-name="Text_20_body" style:list-style-name="L3">
      <style:text-properties officeooo:paragraph-rsid="00068da8"/>
    </style:style>
    <style:style style:name="P18" style:family="paragraph" style:parent-style-name="Text_20_body" style:list-style-name="L3">
      <style:text-properties officeooo:rsid="0004e894" officeooo:paragraph-rsid="0004e894"/>
    </style:style>
    <style:style style:name="P19" style:family="paragraph" style:parent-style-name="Text_20_body" style:list-style-name="L3">
      <style:text-properties officeooo:rsid="00068da8" officeooo:paragraph-rsid="00068da8"/>
    </style:style>
    <style:style style:name="P20" style:family="paragraph" style:parent-style-name="Text_20_body">
      <style:text-properties style:text-underline-style="solid" style:text-underline-width="auto" style:text-underline-color="font-color" officeooo:rsid="000c7176" officeooo:paragraph-rsid="000c717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47103"/>
    </style:style>
    <style:style style:name="T3" style:family="text">
      <style:text-properties style:text-underline-style="solid" style:text-underline-width="auto" style:text-underline-color="font-color" officeooo:rsid="00095626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10e68"/>
    </style:style>
    <style:style style:name="T6" style:family="text">
      <style:text-properties style:text-underline-style="none" officeooo:rsid="0002d97d"/>
    </style:style>
    <style:style style:name="T7" style:family="text">
      <style:text-properties style:text-underline-style="none" officeooo:rsid="00047103"/>
    </style:style>
    <style:style style:name="T8" style:family="text">
      <style:text-properties style:text-underline-style="none" officeooo:rsid="0004e894"/>
    </style:style>
    <style:style style:name="T9" style:family="text">
      <style:text-properties style:text-underline-style="none" officeooo:rsid="00068da8"/>
    </style:style>
    <style:style style:name="T10" style:family="text">
      <style:text-properties style:text-underline-style="none" officeooo:rsid="000857b2"/>
    </style:style>
    <style:style style:name="T11" style:family="text">
      <style:text-properties style:text-underline-style="none" officeooo:rsid="0008bc32"/>
    </style:style>
    <style:style style:name="T12" style:family="text">
      <style:text-properties officeooo:rsid="00068da8"/>
    </style:style>
    <style:style style:name="T13" style:family="text">
      <style:text-properties style:use-window-font-color="true" loext:opacity="0%" style:font-name="Lucida Console" fo:font-size="9pt" style:font-size-asian="9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Atelier raspberry pi voiture</text:h>
      <text:p text:style-name="Text_20_body"><text:span text:style-name="T1"/></text:p>
      <text:p text:style-name="P1"><text:span text:style-name="T1">Description</text:span><text:span text:style-name="T4"> : Conception d’un véhicule à deux moteurs et trois roues, une caméra et une enceinte commandés par un rapsberry pi </text:span><text:span text:style-name="T5">grâce au langage de programmation python</text:span><text:span text:style-name="T4">, lui même piloté par un clavier, un autre raspberry pi ou un téléphone en bluetooth via une application.</text:span></text:p>
      <text:p text:style-name="P20">Durée<text:span text:style-name="T4"> : tout le séjour</text:span></text:p>
      <text:p text:style-name="P1"><text:span text:style-name="T4"/></text:p>
      <text:p text:style-name="P1"><text:span text:style-name="T3">Objectifs</text:span><text:span text:style-name="T4"> :</text:span></text:p>
      <text:list text:style-name="L1">
        <text:list-item>
          <text:p text:style-name="P9"><text:span text:style-name="T4">construire le support et brancher correctement les câbles d</text:span><text:span text:style-name="T6">es broches GPIO</text:span><text:span text:style-name="T4">, du driver L298N, des piles et des moteurs </text:span><text:span text:style-name="T5">(sans qu’il y </text:span><text:span text:style-name="T8">ait</text:span><text:span text:style-name="T5"> de faux contacts)</text:span></text:p>
        </text:list-item>
        <text:list-item>
          <text:p text:style-name="P10"><text:span text:style-name="T4">se familiariser avec le raspberry pi, </text:span><text:span text:style-name="T6">raspberry pi OS</text:span><text:span text:style-name="T4"> et ses IDE</text:span></text:p>
        </text:list-item>
        <text:list-item>
          <text:p text:style-name="P12">comprendre comment marche un environnement virtuel python (venv) et savoir l’utiliser (notamment exécuter du code et installer des module avec pip)</text:p>
        </text:list-item>
        <text:list-item>
          <text:p text:style-name="P9"><text:span text:style-name="T4">contrôler les moteurs </text:span><text:span text:style-name="T5">dans les deux sens à partir de fonctions python </text:span><text:span text:style-name="T6">et écrire une fonction d’arrêt du programme</text:span></text:p>
        </text:list-item>
        <text:list-item>
          <text:p text:style-name="P13">arriver à déclencher ces fonctions python à partir de touches pressées d’un clavier branché au raspberry pi (cf module python keyboard)</text:p>
        </text:list-item>
        <text:list-item>
          <text:p text:style-name="P14">Accéder à distance au raspberry pi (cf SSH et VNC)</text:p>
        </text:list-item>
        <text:list-item>
          <text:p text:style-name="P11"><text:span text:style-name="T6">A</text:span><text:span text:style-name="T4">rriver à déclencher ces même fonctions à partir d’un bouton joystick sur un autre ordinateur (un raspberry pi) via un protocole sans fil (cf bluetooth &amp; module python bluedot). </text:span><text:span text:style-name="T6">Rajouter à la fonction d’arrêt, l’arrêt du serveur bluetooth.</text:span></text:p>
        </text:list-item>
        <text:list-item>
          <text:p text:style-name="P11"><text:span text:style-name="T6">A</text:span><text:span text:style-name="T4">rriver à déclencher ces même fonctions à partir de boutons directionnels sur un </text:span><text:span text:style-name="T6">smartphone</text:span><text:span text:style-name="T4"> via un protocole sans fil (cf bluetooth &amp; module python bluedot). </text:span><text:span text:style-name="T6">Rajouter à la fonction d’arrêt, l’arrêt du serveur bluetooth.</text:span></text:p>
        </text:list-item>
        <text:list-item>
          <text:p text:style-name="P16"><text:span text:style-name="T4">Exécuter le(s) fichier(s) de code au démarrage du raspberry pi </text:span><text:span text:style-name="T7">(créer un script en bash (ex : lancement.sh) contenant les bonnes instructions, rendre ce fichier exécutable puis l’ajouter dans le processus crontab)</text:span></text:p>
        </text:list-item>
        <text:list-item>
          <text:p text:style-name="P14">(BONUS) Voir la vue de la webcam sur un autre écran (en écrivant du code, HTML ;) )</text:p>
        </text:list-item>
        <text:list-item>
          <text:p text:style-name="P16"><text:soft-page-break/><text:span text:style-name="T4">(BONUS) Lire </text:span><text:span text:style-name="T7">le</text:span><text:span text:style-name="T4"> son </text:span><text:span text:style-name="T7">de bruit de moteur </text:span><text:span text:style-name="T4">au </text:span><text:span text:style-name="T7">démarrage du raspberry </text:span><text:span text:style-name="T11">pi </text:span><text:span text:style-name="T8">sur l’enceinte</text:span><text:span text:style-name="T7"> et lorsque certains boutons ou touches sont pressés activer le mode pompier ou police ! </text:span><text:span text:style-name="T9">(cf. </text:span><text:span text:style-name="T10">ligne de commandes ou </text:span><text:span text:style-name="T9">module mixer de la bibliothèque pygame)</text:span></text:p>
        </text:list-item>
      </text:list>
      <text:p text:style-name="P3"><text:span text:style-name="T9"/></text:p>
      <text:p text:style-name="P5"><text:span text:style-name="T2">A</text:span><text:span text:style-name="T1">ides</text:span><text:span text:style-name="T4"> : </text:span></text:p>
      <text:list text:style-name="L2">
        <text:list-item>
          <text:p text:style-name="P15">Voir toutes les ressources (images, documents) stockés dans le dossier courant)</text:p>
        </text:list-item>
      </text:list>
      <text:list text:style-name="L3">
        <text:list-item>
          <text:p text:style-name="P18"><text:a xlink:type="simple" xlink:href="https://raspberrytips.fr/" text:style-name="Internet_20_link" text:visited-style-name="Visited_20_Internet_20_Link"><text:span text:style-name="T4">https://raspberrytips.fr/</text:span></text:a></text:p>
        </text:list-item>
        <text:list-item>
          <text:p text:style-name="P19"><text:a xlink:type="simple" xlink:href="http://framboise314.fr/" text:style-name="Internet_20_link" text:visited-style-name="Visited_20_Internet_20_Link"><text:span text:style-name="T4">framboise314.fr</text:span></text:a></text:p>
        </text:list-item>
        <text:list-item>
          <text:p text:style-name="P17"><text:a xlink:type="simple" xlink:href="https://www.raspberrypi.com/" text:style-name="Internet_20_link" text:visited-style-name="Visited_20_Internet_20_Link"><text:span text:style-name="T9">https://www.raspberrypi.com/</text:span></text:a></text:p>
        </text:list-item>
        <text:list-item>
          <text:p text:style-name="P17"><text:a xlink:type="simple" xlink:href="https://raspberry-pi.fr/" text:style-name="Internet_20_link" text:visited-style-name="Visited_20_Internet_20_Link"><text:span text:style-name="T12">https://raspberry-pi.fr/</text:span></text:a></text:p>
        </text:list-item>
        <text:list-item>
          <text:p text:style-name="P17"><text:a xlink:type="simple" xlink:href="https://docs.python.org/3/library/venv.html" text:style-name="Internet_20_link" text:visited-style-name="Visited_20_Internet_20_Link"><text:span text:style-name="T12">https://docs.python.org/3/library/venv.html</text:span></text:a></text:p>
        </text:list-item>
        <text:list-item>
          <text:p text:style-name="P17"><text:a xlink:type="simple" xlink:href="https://openclassrooms.com/fr/courses/6951236-mettez-en-place-votre-environnement-python/7014018-creez-votre-premier-environnement-virtuel" text:style-name="Internet_20_link" text:visited-style-name="Visited_20_Internet_20_Link"><text:span text:style-name="T12">https://openclassrooms.com/fr/courses/6951236-mettez-en-place-votre-environnement-python/7014018-creez-votre-premier-environnement-virtuel</text:span></text:a></text:p>
        </text:list-item>
        <text:list-item>
          <text:p text:style-name="P17"><text:a xlink:type="simple" xlink:href="https://pypi.org/project/RPi.GPIO/" text:style-name="Internet_20_link" text:visited-style-name="Visited_20_Internet_20_Link"><text:span text:style-name="T12">https://pypi.org/project/RPi.GPIO/</text:span></text:a></text:p>
        </text:list-item>
        <text:list-item>
          <text:p text:style-name="P17"><text:a xlink:type="simple" xlink:href="https://doc.ubuntu-fr.org/ssh" text:style-name="Internet_20_link" text:visited-style-name="Visited_20_Internet_20_Link"><text:span text:style-name="T12">https://doc.ubuntu-fr.org/ssh</text:span></text:a></text:p>
        </text:list-item>
        <text:list-item>
          <text:p text:style-name="P17"><text:a xlink:type="simple" xlink:href="https://bluedot.readthedocs.io/en/latest/gettingstarted.html" text:style-name="Internet_20_link" text:visited-style-name="Visited_20_Internet_20_Link"><text:span text:style-name="T12">https://bluedot.readthedocs.io/en/latest/gettingstarted.html</text:span></text:a></text:p>
        </text:list-item>
      </text:list>
      <text:p text:style-name="P4"/>
      <text:p text:style-name="P6"><text:span text:style-name="T1">Lexique</text:span><text:span text:style-name="T4"> :</text:span></text:p>
      <text:p text:style-name="P7" loext:marker-style-name="T13">GPIO = General Purpose Input Output : le Raspberry Pi inclus 40 broches GPIO qui permettent de créer des circuits électroniques...</text:p>
      <text:p text:style-name="P7" loext:marker-style-name="T13"/>
      <text:p text:style-name="P7" loext:marker-style-name="T13">SSH = Secure Shell Protocol : Protocole réseau utilisé pour l’accès distant à un ordinateur. Permet l’accès au terminal d'un ordinateur depuis un autre ordinateur.</text:p>
      <text:p text:style-name="P7" loext:marker-style-name="T13"/>
      <text:p text:style-name="P2">VNC = Virtual Network Computing : logiciel d’accès à distance et qui a permit de contrôler le Raspberry Pi depuis un PC avec un affichage graphique 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ucida Console" svg:font-family="'Lucida Console'" style:font-family-generic="swiss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Noto Sans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7T13:30:21.144000000</meta:creation-date>
    <meta:editing-duration>P0D</meta:editing-duration>
    <meta:editing-cycles>1</meta:editing-cycles>
    <meta:generator>LibreOffice/7.6.6.3$Windows_X86_64 LibreOffice_project/d97b2716a9a4a2ce1391dee1765565ea469b0ae7</meta:generator>
    <meta:document-statistic meta:table-count="0" meta:image-count="0" meta:object-count="0" meta:page-count="2" meta:paragraph-count="30" meta:word-count="446" meta:character-count="2941" meta:non-whitespace-character-count="2545"/>
  </office:meta>
</office:document-meta>
</file>